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background-color="#C1F0C7">
        <style:background-fill draw:fill="solid" draw:fill-color="#C1F0C7"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list-style-name="LFO1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list-style-name="LFO2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3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4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4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5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6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7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8" style:family="paragraph"/>
    <style:style style:name="P20" style:parent-style-name="Normal" style:list-style-name="LFO8" style:family="paragraph"/>
    <style:style style:name="P21" style:parent-style-name="Normal" style:list-style-name="LFO8" style:family="paragraph"/>
    <style:style style:name="P22" style:parent-style-name="Normal" style:list-style-name="LFO8" style:family="paragraph"/>
    <style:style style:name="P23" style:parent-style-name="Normal" style:family="paragraph">
      <style:paragraph-properties fo:background-color="#E59EDC">
        <style:background-fill draw:fill="solid" draw:fill-color="#E59EDC"/>
      </style:paragraph-properties>
      <style:text-properties fo:font-weight="bold" style:font-weight-asian="bold" style:font-weight-complex="bold"/>
    </style:style>
    <style:style style:name="P24" style:parent-style-name="Normal" style:list-style-name="LFO9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9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9" style:family="paragraph"/>
    <style:style style:name="P29" style:parent-style-name="Normal" style:list-style-name="LFO9" style:family="paragraph"/>
    <style:style style:name="P30" style:parent-style-name="Normal" style:list-style-name="LFO9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9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9" style:family="paragraph"/>
    <style:style style:name="P35" style:parent-style-name="Normal" style:list-style-name="LFO9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9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9" style:family="paragraph"/>
    <style:style style:name="P40" style:parent-style-name="Normal" style:list-style-name="LFO9" style:family="paragraph"/>
    <style:style style:name="P41" style:parent-style-name="Normal" style:list-style-name="LFO9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9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list-style-name="LFO9" style:family="paragraph"/>
    <style:style style:name="P46" style:parent-style-name="Normal" style:list-style-name="LFO9" style:family="paragraph"/>
    <style:style style:name="P47" style:parent-style-name="Normal" style:list-style-name="LFO9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9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list-style-name="LFO9" style:family="paragraph"/>
    <style:style style:name="P53" style:parent-style-name="Normal" style:list-style-name="LFO9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family="paragraph">
      <style:paragraph-properties fo:background-color="#FFC000">
        <style:background-fill draw:fill="solid" draw:fill-color="#FFC000"/>
      </style:paragraph-properties>
      <style:text-properties fo:font-weight="bold" style:font-weight-asian="bold" style:font-weight-complex="bold"/>
    </style:style>
    <style:style style:name="P59" style:parent-style-name="Normal" style:list-style-name="LFO10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list-style-name="LFO10" style:family="paragraph"/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Normal" style:list-style-name="LFO10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list-style-name="LFO10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10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10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none"/>
    </style:style>
    <style:style style:family="graphic" style:name="a3">
      <style:graphic-properties draw:fill="none" draw:stroke="none"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Kako riješiti responzivnost u html-u i css-u?</text:p>
      <text:p text:style-name="Normal"><draw:custom-shape svg:x="0in" svg:y="0in" svg:width="0.33264in" svg:height="0.33264in" draw:id="id0" draw:style-name="a0" draw:name="Rectangle 1" text:anchor-type="as-char"><svg:title/><svg:desc/><draw:enhanced-geometry draw:type="non-primitive" svg:viewBox="0 0 21600 21600" draw:enhanced-path="M 0 0 L 21600 0 21600 21600 0 21600 Z N"/></draw:custom-shape>ChatGPT</text:p>
      <text:p text:style-name="Normal">Kopiraj</text:p>
      <text:p text:style-name="Normal">Responzivnost u HTML-u i CSS-u podrazumijeva prilagođavanje izgleda i funkcionalnosti web stranice različitim veličinama i vrstama uređaja, poput desktop računara, tableta i pametnih telefona. Evo osnovnih načina kako to možete postići:</text:p>
      <text:list text:style-name="LFO1" text:continue-numbering="true">
        <text:list-item>
          <text:p text:style-name="P2"><text:span text:style-name="T3">Koristite viewport meta tag</text:span><text:line-break/>U &lt;head&gt; dijelu vaše stranice dodajte sljedeći meta tag:</text:p>
        </text:list-item>
      </text:list>
      <text:p text:style-name="Normal"> </text:p>
      <text:p text:style-name="Normal">&lt;meta name="viewport" content="width=device-width, initial-scale=1.0"&gt;</text:p>
      <text:p text:style-name="Normal">Ovaj tag osigurava da se širina prikaza prilagodi širini uređaja.</text:p>
      <text:list text:style-name="LFO2" text:continue-numbering="true">
        <text:list-item>
          <text:p text:style-name="P4"><text:span text:style-name="T5">Koristite fleksibilne jedinice mjere</text:span><text:line-break/>Umjesto fiksnih piksela (px), koristite relativne jedinice poput %, em, rem, vw, i vh. Na primjer:</text:p>
        </text:list-item>
      </text:list>
      <text:p text:style-name="Normal"> </text:p>
      <text:p text:style-name="Normal">.container {</text:p>
      <text:p text:style-name="Normal"><text:s text:c="2"/>width: 100%;</text:p>
      <text:p text:style-name="Normal"><text:s text:c="2"/>max-width: 1200px;</text:p>
      <text:p text:style-name="Normal"><text:s text:c="2"/>padding: 2em;</text:p>
      <text:p text:style-name="Normal">}</text:p>
      <text:list text:style-name="LFO3" text:continue-numbering="true">
        <text:list-item>
          <text:p text:style-name="P6"><text:span text:style-name="T7">CSS fleksibilni rasporedi (Flexbox i Grid)</text:span></text:p>
        </text:list-item>
      </text:list>
      <text:list text:style-name="LFO4" text:continue-numbering="true">
        <text:list-item>
          <text:p text:style-name="P8"><text:span text:style-name="T9">Flexbox</text:span> omogućava jednostavno raspoređivanje elemenata koji se mogu prilagođavati veličini kontejnera.</text:p>
        </text:list-item>
        <text:list-item>
          <text:p text:style-name="P10"><text:span text:style-name="T11">CSS Grid</text:span> omogućava složenije rasporede koji se također mogu dinamički prilagođavati.</text:p>
        </text:list-item>
      </text:list>
      <text:p text:style-name="Normal">Primjer Flexbox-a:</text:p>
      <text:p text:style-name="Normal"> </text:p>
      <text:p text:style-name="Normal">.nav {</text:p>
      <text:soft-page-break/>
      <text:p text:style-name="Normal"><text:s text:c="2"/>display: flex;</text:p>
      <text:p text:style-name="Normal"><text:s text:c="2"/>flex-wrap: wrap;</text:p>
      <text:p text:style-name="Normal"><text:s text:c="2"/>justify-content: space-between;</text:p>
      <text:p text:style-name="Normal">}</text:p>
      <text:list text:style-name="LFO5" text:continue-numbering="true">
        <text:list-item>
          <text:p text:style-name="P12"><text:span text:style-name="T13">Media queries</text:span> (medijski upiti)<text:line-break/>Koristite ih za prilagođavanje stila za različite veličine ekrana. Na primjer:</text:p>
        </text:list-item>
      </text:list>
      <text:p text:style-name="Normal"> </text:p>
      <text:p text:style-name="Normal">/* Za uređaje šire od 768px */</text:p>
      <text:p text:style-name="Normal">@media (min-width: 768px) {</text:p>
      <text:p text:style-name="Normal"><text:s text:c="2"/>.sidebar {</text:p>
      <text:p text:style-name="Normal"><text:s text:c="4"/>display: block;</text:p>
      <text:p text:style-name="Normal"><text:s text:c="2"/>}</text:p>
      <text:p text:style-name="Normal">}</text:p>
      <text:p text:style-name="Normal"/>
      <text:p text:style-name="Normal">/* Za manje uređaje */</text:p>
      <text:p text:style-name="Normal">@media (max-width: 767px) {</text:p>
      <text:p text:style-name="Normal"><text:s text:c="2"/>.sidebar {</text:p>
      <text:p text:style-name="Normal"><text:s text:c="4"/>display: none;</text:p>
      <text:p text:style-name="Normal"><text:s text:c="2"/>}</text:p>
      <text:p text:style-name="Normal">}</text:p>
      <text:list text:style-name="LFO6" text:continue-numbering="true">
        <text:list-item>
          <text:p text:style-name="P14"><text:span text:style-name="T15">Slike i mediji</text:span><text:line-break/>Da bi slike bile responzivne, dodajte:</text:p>
        </text:list-item>
      </text:list>
      <text:p text:style-name="Normal"> </text:p>
      <text:p text:style-name="Normal">img {</text:p>
      <text:p text:style-name="Normal"><text:s text:c="2"/>max-width: 100%;</text:p>
      <text:p text:style-name="Normal"><text:s text:c="2"/>height: auto;</text:p>
      <text:p text:style-name="Normal">}</text:p>
      <text:soft-page-break/>
      <text:list text:style-name="LFO7" text:continue-numbering="true">
        <text:list-item>
          <text:p text:style-name="P16"><text:span text:style-name="T17">Testiranje</text:span><text:line-break/>Koristite alate u preglednicima (npr. Chrome DevTools) za simulaciju različitih veličina ekrana i provjeru kako vaša stranica izgleda.</text:p>
        </text:list-item>
      </text:list>
      <text:p text:style-name="Normal"><draw:custom-shape svg:x="0in" svg:y="0in" svg:width="45.51042in" svg:height="0.00139in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8">Ukratko:</text:span></text:p>
      <text:list text:style-name="LFO8" text:continue-numbering="true">
        <text:list-item>
          <text:p text:style-name="P19">Postavite viewport meta tag</text:p>
        </text:list-item>
        <text:list-item>
          <text:p text:style-name="P20">Koristite fleksibilne jedinice i rasporede (Flexbox, Grid)</text:p>
        </text:list-item>
        <text:list-item>
          <text:p text:style-name="P21">Primjenjujte media queries za prilagodbe</text:p>
        </text:list-item>
        <text:list-item>
          <text:p text:style-name="P22">Osigurajte da slike i mediji budu fleksibilni</text:p>
        </text:list-item>
      </text:list>
      <text:p text:style-name="Normal">Ako imate konkretan primjer ili problem, slobodno ga podijelite, pa mogu pomoći s konkretnim rješenjem!</text:p>
      <text:p text:style-name="Normal"/>
      <text:p text:style-name="P23">Koje sve veličine ekrana postoje za riješavanje responzivnosti u css-u?</text:p>
      <text:p text:style-name="Normal"><draw:custom-shape svg:x="0in" svg:y="0in" svg:width="0.33333in" svg:height="0.33333in" draw:id="id2" draw:style-name="a2" draw:name="Rectangle 1" text:anchor-type="as-char"><svg:title/><svg:desc/><draw:enhanced-geometry draw:type="non-primitive" svg:viewBox="0 0 21600 21600" draw:enhanced-path="M 0 0 L 21600 0 21600 21600 0 21600 Z N"/></draw:custom-shape>ChatGPT</text:p>
      <text:p text:style-name="Normal">U CSS-u, za implementaciju responzivnosti koriste se različiti media query-evi koji ciljaju specifične veličine ekrana. Ove veličine obično odgovaraju popularnim uređajima ili grupama uređaja, ali ih možete prilagođavati prema potrebama projekta. Osnovne kategorije veličina ekrana uključuju:</text:p>
      <text:list text:style-name="LFO9" text:continue-numbering="true">
        <text:list-item>
          <text:p text:style-name="P24"><text:span text:style-name="T25">Veliki ekrani (Desktop):</text:span></text:p>
          <text:list text:continue-numbering="true">
            <text:list-item>
              <text:p text:style-name="P26">Širina od <text:span text:style-name="T27">1200px</text:span> i više</text:p>
            </text:list-item>
            <text:list-item>
              <text:p text:style-name="P28">Često se koriste za široke desktop prikaze</text:p>
            </text:list-item>
            <text:list-item>
              <text:p text:style-name="P29">Primer media query:</text:p>
            </text:list-item>
          </text:list>
        </text:list-item>
      </text:list>
      <text:p text:style-name="Normal"> </text:p>
      <text:p text:style-name="Normal">@media (min-width: 1200px) {</text:p>
      <text:p text:style-name="Normal"><text:s text:c="2"/>/* stilovi za velike ekrane */</text:p>
      <text:p text:style-name="Normal">}</text:p>
      <text:list text:style-name="LFO9" text:continue-numbering="true">
        <text:list-item>
          <text:p text:style-name="P30"><text:span text:style-name="T31">Srednje veliki ekrani (Laptops / Desktop):</text:span></text:p>
          <text:soft-page-break/>
          <text:list text:continue-numbering="true">
            <text:list-item>
              <text:p text:style-name="P32">Širina od <text:span text:style-name="T33">992px do 1199px</text:span></text:p>
            </text:list-item>
            <text:list-item>
              <text:p text:style-name="P34">Primer:</text:p>
            </text:list-item>
          </text:list>
        </text:list-item>
      </text:list>
      <text:p text:style-name="Normal"> </text:p>
      <text:p text:style-name="Normal">@media (min-width: 992px) and (max-width: 1199px) {</text:p>
      <text:p text:style-name="Normal"><text:s text:c="2"/>/* stilovi za srednje velike ekrane */</text:p>
      <text:p text:style-name="Normal">}</text:p>
      <text:list text:style-name="LFO9" text:continue-numbering="true">
        <text:list-item>
          <text:p text:style-name="P35"><text:span text:style-name="T36">Manji ekrani (Tableti):</text:span></text:p>
          <text:list text:continue-numbering="true">
            <text:list-item>
              <text:p text:style-name="P37">Širina od <text:span text:style-name="T38">768px do 991px</text:span></text:p>
            </text:list-item>
            <text:list-item>
              <text:p text:style-name="P39">Često cilja tablet uređaje u horizontalnom i vertikalnom režimu</text:p>
            </text:list-item>
            <text:list-item>
              <text:p text:style-name="P40">Primer:</text:p>
            </text:list-item>
          </text:list>
        </text:list-item>
      </text:list>
      <text:p text:style-name="Normal"> </text:p>
      <text:p text:style-name="Normal">@media (min-width: 768px) and (max-width: 991px) {</text:p>
      <text:p text:style-name="Normal"><text:s text:c="2"/>/* stilovi za tablete */</text:p>
      <text:p text:style-name="Normal">}</text:p>
      <text:list text:style-name="LFO9" text:continue-numbering="true">
        <text:list-item>
          <text:p text:style-name="P41"><text:span text:style-name="T42">Mobilni telefoni (manji uređaji):</text:span></text:p>
          <text:list text:continue-numbering="true">
            <text:list-item>
              <text:p text:style-name="P43">Širina od <text:span text:style-name="T44">576px do 767px</text:span></text:p>
            </text:list-item>
            <text:list-item>
              <text:p text:style-name="P45">Cilja manje uređaje ili manje prikaze</text:p>
            </text:list-item>
            <text:list-item>
              <text:p text:style-name="P46">Primer:</text:p>
            </text:list-item>
          </text:list>
        </text:list-item>
      </text:list>
      <text:p text:style-name="Normal"> </text:p>
      <text:p text:style-name="Normal">@media (min-width: 576px) and (max-width: 767px) {</text:p>
      <text:p text:style-name="Normal"><text:s text:c="2"/>/* stilovi za manje telefone */</text:p>
      <text:p text:style-name="Normal">}</text:p>
      <text:list text:style-name="LFO9" text:continue-numbering="true">
        <text:list-item>
          <text:p text:style-name="P47"><text:span text:style-name="T48">Veći mobilni telefoni / uređaji u vertikalnom režimu:</text:span></text:p>
          <text:list text:continue-numbering="true">
            <text:list-item>
              <text:p text:style-name="P49">Širina do <text:span text:style-name="T50">575px</text:span> ili <text:span text:style-name="T51">&lt;576px</text:span></text:p>
            </text:list-item>
            <text:list-item>
              <text:p text:style-name="P52">Često se koriste za najmale uređaje ili vertikalni prikaz</text:p>
            </text:list-item>
            <text:list-item>
              <text:p text:style-name="P53">Primer:</text:p>
            </text:list-item>
          </text:list>
        </text:list-item>
      </text:list>
      <text:soft-page-break/>
      <text:p text:style-name="Normal"> </text:p>
      <text:p text:style-name="Normal">@media (max-width: 575px) {</text:p>
      <text:p text:style-name="Normal"><text:s text:c="2"/>/* stilovi za najmanje uređaje */</text:p>
      <text:p text:style-name="Normal">}</text:p>
      <text:p text:style-name="Normal"><text:span text:style-name="T54">Napomena:</text:span> Ove veličine su opšte preporuke i mogu varirati u zavisnosti od specifičnih potreba, dizajna i ciljane publike. U modernom razvoju često se koristi "mobile-first" pristup, gde se počinje sa stilovima za manje uređaje, a zatim se proširuje za veće ekrane.</text:p>
      <text:p text:style-name="Normal">Ako želite, možete koristiti i <text:span text:style-name="T55">em</text:span> ili <text:span text:style-name="T56">rem</text:span> jedinice, ili CSS Grid i Flexbox za fleksibilan raspored, ali za media query-e, ove veličine su najčešće korišćene.</text:p>
      <text:p text:style-name="Normal"><text:span text:style-name="T57">Sažetak najčešće korišćenih veličina:</text:span></text:p>
      <text:p text:style-name="Normal">| Kategorija | Veličina (px) | Opis | |------------------------|-------------------------|------------------------------| | Veliki ekrani | ≥ 1200 | Desktop široki prikazi | | Srednji ekrani | 992 – 1199 | Laptops i desktop prikazi | | Tableti | 768 – 991 | Tablet uređaji | | Mobilni (veći) | 576 – 767 | Veliki telefoni | | Mobilni (mali) | ≤ 575 | Mali telefoni, uređaji u vertikalnom režimu |</text:p>
      <text:p text:style-name="Normal">Ako imate specifične uređaje ili veličine koje želite da ciljajte, možete prilagoditi ove granice prema svojim potrebama.</text:p>
      <text:p text:style-name="Normal"/>
      <text:p text:style-name="Normal"/>
      <text:p text:style-name="P58">Što ako je ekran velik 1900, kako riješiti responzivnost na manje ekrane?</text:p>
      <text:p text:style-name="Normal"><draw:custom-shape svg:x="0in" svg:y="0in" svg:width="0.33333in" svg:height="0.33333in" draw:id="id3" draw:style-name="a3" draw:name="Rectangle 2" text:anchor-type="as-char"><svg:title/><svg:desc/><draw:enhanced-geometry draw:type="non-primitive" svg:viewBox="0 0 21600 21600" draw:enhanced-path="M 0 0 L 21600 0 21600 21600 0 21600 Z N"/></draw:custom-shape>ChatGPT</text:p>
      <text:p text:style-name="Normal">Kopiraj</text:p>
      <text:p text:style-name="Normal">Ako je vaš ekran velik 1900 piksela i želite osigurati da vaša web stranica ostane responzivna na manje ekrane, možete koristiti nekoliko pristupa i tehnika:</text:p>
      <text:list text:style-name="LFO10" text:continue-numbering="true">
        <text:list-item>
          <text:p text:style-name="P59"><text:span text:style-name="T60">Korištenje fleksibilnih jedinica (%, vw, rem, em):</text:span><text:line-break/>Umjesto fiksnih piksela, koristite relativne jedinice koje se prilagođavaju veličini zaslona. Na primjer:</text:p>
        </text:list-item>
      </text:list>
      <text:p text:style-name="Normal"> </text:p>
      <text:p text:style-name="Normal">.container {</text:p>
      <text:p text:style-name="Normal"><text:s text:c="2"/>width: 100%; /* ili max-width: 1200px; */</text:p>
      <text:soft-page-break/>
      <text:p text:style-name="Normal"><text:s text:c="2"/>padding: 2vw; /* padding koji je proporcionalan širini */</text:p>
      <text:p text:style-name="Normal">}</text:p>
      <text:list text:style-name="LFO10" text:continue-numbering="true">
        <text:list-item>
          <text:p text:style-name="P61"><text:span text:style-name="T62">CSS media upiti (media queries):</text:span><text:line-break/>Postavite različite stilove za različite veličine ekrana. Na primjer:</text:p>
        </text:list-item>
      </text:list>
      <text:p text:style-name="Normal"> </text:p>
      <text:p text:style-name="Normal">@media (max-width: 1200px) {</text:p>
      <text:p text:style-name="Normal"><text:s text:c="2"/>/* Stilovi za manje ekrane */</text:p>
      <text:p text:style-name="Normal"><text:s text:c="2"/>.navigation {</text:p>
      <text:p text:style-name="Normal"><text:s text:c="4"/>flex-direction: column;</text:p>
      <text:p text:style-name="Normal"><text:s text:c="2"/>}</text:p>
      <text:p text:style-name="Normal"><text:s text:c="2"/>.sidebar {</text:p>
      <text:p text:style-name="Normal"><text:s text:c="4"/>display: none;</text:p>
      <text:p text:style-name="Normal"><text:s text:c="2"/>}</text:p>
      <text:p text:style-name="Normal">}</text:p>
      <text:p text:style-name="Normal">Ovo će omogućiti prilagodbu layouta za ekran ispod određene širine.</text:p>
      <text:list text:style-name="LFO10" text:continue-numbering="true">
        <text:list-item>
          <text:p text:style-name="P63"><text:span text:style-name="T64">Flexbox i Grid:</text:span><text:line-break/>Koristite moderne CSS tehnike za raspoređivanje elemenata koje se automatski prilagođavaju veličini zaslona.</text:p>
        </text:list-item>
      </text:list>
      <text:p text:style-name="Normal"> </text:p>
      <text:p text:style-name="Normal">.flex-container {</text:p>
      <text:p text:style-name="Normal"><text:s text:c="2"/>display: flex;</text:p>
      <text:p text:style-name="Normal"><text:s text:c="2"/>flex-wrap: wrap;</text:p>
      <text:p text:style-name="Normal">}</text:p>
      <text:list text:style-name="LFO10" text:continue-numbering="true">
        <text:list-item>
          <text:p text:style-name="P65"><text:span text:style-name="T66">Postavljanje maksimalnih širina:</text:span><text:line-break/>Ako imate velike slike ili elemente, dodajte max-width kako bi se spriječilo da pređu širinu kontejnera.</text:p>
        </text:list-item>
      </text:list>
      <text:p text:style-name="Normal"> </text:p>
      <text:p text:style-name="Normal">img {</text:p>
      <text:soft-page-break/>
      <text:p text:style-name="Normal"><text:s text:c="2"/>max-width: 100%;</text:p>
      <text:p text:style-name="Normal"><text:s text:c="2"/>height: auto;</text:p>
      <text:p text:style-name="Normal">}</text:p>
      <text:list text:style-name="LFO10" text:continue-numbering="true">
        <text:list-item>
          <text:p text:style-name="P67"><text:span text:style-name="T68">Testiranje na različitim uređajima:</text:span><text:line-break/>Koristite alate poput Chrome DevTools-a za simulaciju raznih veličina ekrana i provjerite kako se vaša stranica ponaša.</text:p>
        </text:list-item>
        <text:list-item>
          <text:p text:style-name="P69"><text:span text:style-name="T70">Korištenje CSS frameworka:</text:span><text:line-break/>Frameworki poput Bootstrap ili Tailwind CSS već imaju ugrađene responzivne klase i grid sustave koji olakšavaju prilagodbu za manje ekrane.</text:p>
        </text:list-item>
      </text:list>
      <text:p text:style-name="Normal"><draw:custom-shape svg:x="0in" svg:y="0in" svg:width="45.51042in" svg:height="0.00139in" draw:z-index="0" draw:id="id4" draw:style-name="a4" draw:name="Horizontal Line 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1">Primjer jednostavnog responzivnog layouta:</text:span></text:p>
      <text:p text:style-name="Normal"> </text:p>
      <text:p text:style-name="Normal">.container {</text:p>
      <text:p text:style-name="Normal"><text:s text:c="2"/>width: 100%;</text:p>
      <text:p text:style-name="Normal"><text:s text:c="2"/>max-width: 1900px;</text:p>
      <text:p text:style-name="Normal"><text:s text:c="2"/>margin: 0 auto; /* centriranje */</text:p>
      <text:p text:style-name="Normal"><text:s text:c="2"/>padding: 20px;</text:p>
      <text:p text:style-name="Normal">}</text:p>
      <text:p text:style-name="Normal"/>
      <text:p text:style-name="Normal">@media (max-width: 768px) {</text:p>
      <text:p text:style-name="Normal"><text:s text:c="2"/>.container {</text:p>
      <text:p text:style-name="Normal"><text:s text:c="4"/>padding: 10px;</text:p>
      <text:p text:style-name="Normal"><text:s text:c="2"/>}</text:p>
      <text:p text:style-name="Normal"><text:s text:c="2"/>/* dodatne prilagodbe za manje ekrane */</text:p>
      <text:p text:style-name="Normal">}</text:p>
      <text:p text:style-name="Normal"><draw:custom-shape svg:x="0in" svg:y="0in" svg:width="45.51042in" svg:height="0.00139in" draw:z-index="0" draw:id="id5" draw:style-name="a5" draw:name="Horizontal Line 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2">Zaključak:</text:span><text:line-break/>Najvažnije je koristiti fleksibilne jedinice, media queries, i moderne CSS tehnike kako biste<text:s/><text:soft-page-break/>osigurali da vaša stranica izgleda dobro i funkcionalno na svim uređajima, od velikih desktop ekrana do malih mobilnih uređaja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exter</meta:initial-creator>
    <dc:creator>Dexter</dc:creator>
    <meta:creation-date>2025-07-24T20:22:00Z</meta:creation-date>
    <dc:date>2025-07-25T11:53:00Z</dc:date>
    <meta:template xlink:href="Normal.dotm" xlink:type="simple"/>
    <meta:editing-cycles>3</meta:editing-cycles>
    <meta:editing-duration>PT480S</meta:editing-duration>
    <meta:document-statistic meta:page-count="8" meta:paragraph-count="12" meta:word-count="933" meta:character-count="6240" meta:row-count="44" meta:non-whitespace-character-count="5319"/>
  </office:meta>
</office:document-meta>
</file>